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46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dicionAutomatica1.0" table:style-name="ta1">
        <table:shapes>
          <draw:frame draw:z-index="0" draw:style-name="gr1" draw:text-style-name="P1" svg:width="642.73pt" svg:height="324.54pt" svg:x="180.17pt" svg:y="3pt">
            <draw:object draw:notify-on-update-of-ranges="'MedicionAutomatica1.0'.A1:'MedicionAutomatica1.0'.A1 'MedicionAutomatica1.0'.A2:'MedicionAutomatica1.0'.A121 'MedicionAutomatica1.0'.B1:'MedicionAutomatica1.0'.B1 'MedicionAutomatica1.0'.B2:'MedicionAutomatica1.0'.B121 'MedicionAutomatica1.0'.A1:'MedicionAutomatica1.0'.A1 'MedicionAutomatica1.0'.A2:'MedicionAutomatica1.0'.A121 'MedicionAutomatica1.0'.C1:'MedicionAutomatica1.0'.C1 'MedicionAutomatica1.0'.C2:'MedicionAutomatica1.0'.C1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</table:table-row>
        <table:table-row table:style-name="ro1">
          <table:table-cell office:value-type="float" office:value="650.840525" calcext:value-type="float">
            <text:p>650.840525</text:p>
          </table:table-cell>
          <table:table-cell office:value-type="float" office:value="-0.013301" calcext:value-type="float">
            <text:p>-0.013301</text:p>
          </table:table-cell>
          <table:table-cell/>
        </table:table-row>
        <table:table-row table:style-name="ro1">
          <table:table-cell office:value-type="float" office:value="640.88511" calcext:value-type="float">
            <text:p>640.88511</text:p>
          </table:table-cell>
          <table:table-cell office:value-type="float" office:value="-0.00187" calcext:value-type="float">
            <text:p>-0.00187</text:p>
          </table:table-cell>
          <table:table-cell/>
        </table:table-row>
        <table:table-row table:style-name="ro1">
          <table:table-cell office:value-type="float" office:value="633.88497" calcext:value-type="float">
            <text:p>633.88497</text:p>
          </table:table-cell>
          <table:table-cell office:value-type="float" office:value="-0.000468" calcext:value-type="float">
            <text:p>-0.000468</text:p>
          </table:table-cell>
          <table:table-cell/>
        </table:table-row>
        <table:table-row table:style-name="ro1">
          <table:table-cell office:value-type="float" office:value="622.98464" calcext:value-type="float">
            <text:p>622.98464</text:p>
          </table:table-cell>
          <table:table-cell office:value-type="float" office:value="-0.006703" calcext:value-type="float">
            <text:p>-0.006703</text:p>
          </table:table-cell>
          <table:table-cell/>
        </table:table-row>
        <table:table-row table:style-name="ro1">
          <table:table-cell office:value-type="float" office:value="617.042165" calcext:value-type="float">
            <text:p>617.042165</text:p>
          </table:table-cell>
          <table:table-cell office:value-type="float" office:value="-0.025841" calcext:value-type="float">
            <text:p>-0.025841</text:p>
          </table:table-cell>
          <table:table-cell/>
        </table:table-row>
        <table:table-row table:style-name="ro1">
          <table:table-cell office:value-type="float" office:value="606.934646" calcext:value-type="float">
            <text:p>606.934646</text:p>
          </table:table-cell>
          <table:table-cell office:value-type="float" office:value="-0.057037" calcext:value-type="float">
            <text:p>-0.057037</text:p>
          </table:table-cell>
          <table:table-cell/>
        </table:table-row>
        <table:table-row table:style-name="ro1">
          <table:table-cell office:value-type="float" office:value="596.906696" calcext:value-type="float">
            <text:p>596.906696</text:p>
          </table:table-cell>
          <table:table-cell office:value-type="float" office:value="-0.087746" calcext:value-type="float">
            <text:p>-0.087746</text:p>
          </table:table-cell>
          <table:table-cell/>
        </table:table-row>
        <table:table-row table:style-name="ro1">
          <table:table-cell office:value-type="float" office:value="588.058632" calcext:value-type="float">
            <text:p>588.058632</text:p>
          </table:table-cell>
          <table:table-cell office:value-type="float" office:value="-0.112344" calcext:value-type="float">
            <text:p>-0.112344</text:p>
          </table:table-cell>
          <table:table-cell/>
        </table:table-row>
        <table:table-row table:style-name="ro1">
          <table:table-cell office:value-type="float" office:value="579.996762" calcext:value-type="float">
            <text:p>579.996762</text:p>
          </table:table-cell>
          <table:table-cell office:value-type="float" office:value="-0.129826" calcext:value-type="float">
            <text:p>-0.129826</text:p>
          </table:table-cell>
          <table:table-cell/>
        </table:table-row>
        <table:table-row table:style-name="ro1">
          <table:table-cell office:value-type="float" office:value="571.086864" calcext:value-type="float">
            <text:p>571.086864</text:p>
          </table:table-cell>
          <table:table-cell office:value-type="float" office:value="-0.141925" calcext:value-type="float">
            <text:p>-0.141925</text:p>
          </table:table-cell>
          <table:table-cell/>
        </table:table-row>
        <table:table-row table:style-name="ro1">
          <table:table-cell office:value-type="float" office:value="562.081515" calcext:value-type="float">
            <text:p>562.081515</text:p>
          </table:table-cell>
          <table:table-cell office:value-type="float" office:value="-0.148635" calcext:value-type="float">
            <text:p>-0.148635</text:p>
          </table:table-cell>
          <table:table-cell/>
        </table:table-row>
        <table:table-row table:style-name="ro1">
          <table:table-cell office:value-type="float" office:value="553.298215" calcext:value-type="float">
            <text:p>553.298215</text:p>
          </table:table-cell>
          <table:table-cell office:value-type="float" office:value="-0.150618" calcext:value-type="float">
            <text:p>-0.150618</text:p>
          </table:table-cell>
          <table:table-cell/>
        </table:table-row>
        <table:table-row table:style-name="ro1">
          <table:table-cell office:value-type="float" office:value="544.212986" calcext:value-type="float">
            <text:p>544.212986</text:p>
          </table:table-cell>
          <table:table-cell office:value-type="float" office:value="-0.147178" calcext:value-type="float">
            <text:p>-0.147178</text:p>
          </table:table-cell>
          <table:table-cell/>
        </table:table-row>
        <table:table-row table:style-name="ro1">
          <table:table-cell office:value-type="float" office:value="536.245574" calcext:value-type="float">
            <text:p>536.245574</text:p>
          </table:table-cell>
          <table:table-cell office:value-type="float" office:value="-0.137572" calcext:value-type="float">
            <text:p>-0.137572</text:p>
          </table:table-cell>
          <table:table-cell/>
        </table:table-row>
        <table:table-row table:style-name="ro1">
          <table:table-cell office:value-type="float" office:value="527.336118" calcext:value-type="float">
            <text:p>527.336118</text:p>
          </table:table-cell>
          <table:table-cell office:value-type="float" office:value="-0.121251" calcext:value-type="float">
            <text:p>-0.121251</text:p>
          </table:table-cell>
          <table:table-cell/>
        </table:table-row>
        <table:table-row table:style-name="ro1">
          <table:table-cell office:value-type="float" office:value="518.313418" calcext:value-type="float">
            <text:p>518.313418</text:p>
          </table:table-cell>
          <table:table-cell office:value-type="float" office:value="-0.096547" calcext:value-type="float">
            <text:p>-0.096547</text:p>
          </table:table-cell>
          <table:table-cell/>
        </table:table-row>
        <table:table-row table:style-name="ro1">
          <table:table-cell office:value-type="float" office:value="509.310037" calcext:value-type="float">
            <text:p>509.310037</text:p>
          </table:table-cell>
          <table:table-cell office:value-type="float" office:value="-0.064763" calcext:value-type="float">
            <text:p>-0.064763</text:p>
          </table:table-cell>
          <table:table-cell/>
        </table:table-row>
        <table:table-row table:style-name="ro1">
          <table:table-cell office:value-type="float" office:value="500.300753" calcext:value-type="float">
            <text:p>500.300753</text:p>
          </table:table-cell>
          <table:table-cell office:value-type="float" office:value="-0.030776" calcext:value-type="float">
            <text:p>-0.030776</text:p>
          </table:table-cell>
          <table:table-cell/>
        </table:table-row>
        <table:table-row table:style-name="ro1">
          <table:table-cell office:value-type="float" office:value="491.450213" calcext:value-type="float">
            <text:p>491.450213</text:p>
          </table:table-cell>
          <table:table-cell office:value-type="float" office:value="-0.008136" calcext:value-type="float">
            <text:p>-0.008136</text:p>
          </table:table-cell>
          <table:table-cell/>
        </table:table-row>
        <table:table-row table:style-name="ro1">
          <table:table-cell office:value-type="float" office:value="482.441062" calcext:value-type="float">
            <text:p>482.441062</text:p>
          </table:table-cell>
          <table:table-cell office:value-type="float" office:value="-0.000626" calcext:value-type="float">
            <text:p>-0.000626</text:p>
          </table:table-cell>
          <table:table-cell/>
        </table:table-row>
        <table:table-row table:style-name="ro1">
          <table:table-cell office:value-type="float" office:value="474.456968" calcext:value-type="float">
            <text:p>474.456968</text:p>
          </table:table-cell>
          <table:table-cell office:value-type="float" office:value="-0.001612" calcext:value-type="float">
            <text:p>-0.001612</text:p>
          </table:table-cell>
          <table:table-cell/>
        </table:table-row>
        <table:table-row table:style-name="ro1">
          <table:table-cell office:value-type="float" office:value="464.938404" calcext:value-type="float">
            <text:p>464.938404</text:p>
          </table:table-cell>
          <table:table-cell office:value-type="float" office:value="-0.012126" calcext:value-type="float">
            <text:p>-0.012126</text:p>
          </table:table-cell>
          <table:table-cell/>
        </table:table-row>
        <table:table-row table:style-name="ro1">
          <table:table-cell office:value-type="float" office:value="456.547561" calcext:value-type="float">
            <text:p>456.547561</text:p>
          </table:table-cell>
          <table:table-cell office:value-type="float" office:value="-0.036858" calcext:value-type="float">
            <text:p>-0.036858</text:p>
          </table:table-cell>
          <table:table-cell/>
        </table:table-row>
        <table:table-row table:style-name="ro1">
          <table:table-cell office:value-type="float" office:value="447.497053" calcext:value-type="float">
            <text:p>447.497053</text:p>
          </table:table-cell>
          <table:table-cell office:value-type="float" office:value="-0.067151" calcext:value-type="float">
            <text:p>-0.067151</text:p>
          </table:table-cell>
          <table:table-cell/>
        </table:table-row>
        <table:table-row table:style-name="ro1">
          <table:table-cell office:value-type="float" office:value="439.625669" calcext:value-type="float">
            <text:p>439.625669</text:p>
          </table:table-cell>
          <table:table-cell office:value-type="float" office:value="-0.095296" calcext:value-type="float">
            <text:p>-0.095296</text:p>
          </table:table-cell>
          <table:table-cell/>
        </table:table-row>
        <table:table-row table:style-name="ro1">
          <table:table-cell office:value-type="float" office:value="431.554296" calcext:value-type="float">
            <text:p>431.554296</text:p>
          </table:table-cell>
          <table:table-cell office:value-type="float" office:value="-0.11708" calcext:value-type="float">
            <text:p>-0.11708</text:p>
          </table:table-cell>
          <table:table-cell/>
        </table:table-row>
        <table:table-row table:style-name="ro1">
          <table:table-cell office:value-type="float" office:value="423.189106" calcext:value-type="float">
            <text:p>423.189106</text:p>
          </table:table-cell>
          <table:table-cell office:value-type="float" office:value="-0.13313" calcext:value-type="float">
            <text:p>-0.13313</text:p>
          </table:table-cell>
          <table:table-cell/>
        </table:table-row>
        <table:table-row table:style-name="ro1">
          <table:table-cell office:value-type="float" office:value="414.001347" calcext:value-type="float">
            <text:p>414.001347</text:p>
          </table:table-cell>
          <table:table-cell office:value-type="float" office:value="-0.143873" calcext:value-type="float">
            <text:p>-0.143873</text:p>
          </table:table-cell>
          <table:table-cell/>
        </table:table-row>
        <table:table-row table:style-name="ro1">
          <table:table-cell office:value-type="float" office:value="403.936886" calcext:value-type="float">
            <text:p>403.936886</text:p>
          </table:table-cell>
          <table:table-cell office:value-type="float" office:value="-0.149296" calcext:value-type="float">
            <text:p>-0.149296</text:p>
          </table:table-cell>
          <table:table-cell/>
        </table:table-row>
        <table:table-row table:style-name="ro1">
          <table:table-cell office:value-type="float" office:value="395.416277" calcext:value-type="float">
            <text:p>395.416277</text:p>
          </table:table-cell>
          <table:table-cell office:value-type="float" office:value="-0.14971" calcext:value-type="float">
            <text:p>-0.14971</text:p>
          </table:table-cell>
          <table:table-cell/>
        </table:table-row>
        <table:table-row table:style-name="ro1">
          <table:table-cell office:value-type="float" office:value="386.865794" calcext:value-type="float">
            <text:p>386.865794</text:p>
          </table:table-cell>
          <table:table-cell office:value-type="float" office:value="-0.144468" calcext:value-type="float">
            <text:p>-0.144468</text:p>
          </table:table-cell>
          <table:table-cell/>
        </table:table-row>
        <table:table-row table:style-name="ro1">
          <table:table-cell office:value-type="float" office:value="376.845502" calcext:value-type="float">
            <text:p>376.845502</text:p>
          </table:table-cell>
          <table:table-cell office:value-type="float" office:value="-0.132936" calcext:value-type="float">
            <text:p>-0.132936</text:p>
          </table:table-cell>
          <table:table-cell/>
        </table:table-row>
        <table:table-row table:style-name="ro1">
          <table:table-cell office:value-type="float" office:value="367.836731" calcext:value-type="float">
            <text:p>367.836731</text:p>
          </table:table-cell>
          <table:table-cell office:value-type="float" office:value="-0.11371" calcext:value-type="float">
            <text:p>-0.11371</text:p>
          </table:table-cell>
          <table:table-cell/>
        </table:table-row>
        <table:table-row table:style-name="ro1">
          <table:table-cell office:value-type="float" office:value="360.137124" calcext:value-type="float">
            <text:p>360.137124</text:p>
          </table:table-cell>
          <table:table-cell office:value-type="float" office:value="-0.086844" calcext:value-type="float">
            <text:p>-0.086844</text:p>
          </table:table-cell>
          <table:table-cell/>
        </table:table-row>
        <table:table-row table:style-name="ro1">
          <table:table-cell office:value-type="float" office:value="351.476704" calcext:value-type="float">
            <text:p>351.476704</text:p>
          </table:table-cell>
          <table:table-cell office:value-type="float" office:value="-0.053147" calcext:value-type="float">
            <text:p>-0.053147</text:p>
          </table:table-cell>
          <table:table-cell/>
        </table:table-row>
        <table:table-row table:style-name="ro1">
          <table:table-cell office:value-type="float" office:value="342.138625" calcext:value-type="float">
            <text:p>342.138625</text:p>
          </table:table-cell>
          <table:table-cell office:value-type="float" office:value="-0.021441" calcext:value-type="float">
            <text:p>-0.021441</text:p>
          </table:table-cell>
          <table:table-cell/>
        </table:table-row>
        <table:table-row table:style-name="ro1">
          <table:table-cell office:value-type="float" office:value="333.108199" calcext:value-type="float">
            <text:p>333.108199</text:p>
          </table:table-cell>
          <table:table-cell office:value-type="float" office:value="-0.004529" calcext:value-type="float">
            <text:p>-0.004529</text:p>
          </table:table-cell>
          <table:table-cell/>
        </table:table-row>
        <table:table-row table:style-name="ro1">
          <table:table-cell office:value-type="float" office:value="325.047529" calcext:value-type="float">
            <text:p>325.047529</text:p>
          </table:table-cell>
          <table:table-cell office:value-type="float" office:value="-0.0001" calcext:value-type="float">
            <text:p>-1E-04</text:p>
          </table:table-cell>
          <table:table-cell/>
        </table:table-row>
        <table:table-row table:style-name="ro1">
          <table:table-cell office:value-type="float" office:value="316.128795" calcext:value-type="float">
            <text:p>316.128795</text:p>
          </table:table-cell>
          <table:table-cell office:value-type="float" office:value="-0.003621" calcext:value-type="float">
            <text:p>-0.003621</text:p>
          </table:table-cell>
          <table:table-cell/>
        </table:table-row>
        <table:table-row table:style-name="ro1">
          <table:table-cell office:value-type="float" office:value="307.136196" calcext:value-type="float">
            <text:p>307.136196</text:p>
          </table:table-cell>
          <table:table-cell office:value-type="float" office:value="-0.01815" calcext:value-type="float">
            <text:p>-0.01815</text:p>
          </table:table-cell>
          <table:table-cell/>
        </table:table-row>
        <table:table-row table:style-name="ro1">
          <table:table-cell office:value-type="float" office:value="299.19963" calcext:value-type="float">
            <text:p>299.19963</text:p>
          </table:table-cell>
          <table:table-cell office:value-type="float" office:value="-0.046956" calcext:value-type="float">
            <text:p>-0.046956</text:p>
          </table:table-cell>
          <table:table-cell/>
        </table:table-row>
        <table:table-row table:style-name="ro1">
          <table:table-cell office:value-type="float" office:value="288.052568" calcext:value-type="float">
            <text:p>288.052568</text:p>
          </table:table-cell>
          <table:table-cell office:value-type="float" office:value="-0.078608" calcext:value-type="float">
            <text:p>-0.078608</text:p>
          </table:table-cell>
          <table:table-cell/>
        </table:table-row>
        <table:table-row table:style-name="ro1">
          <table:table-cell office:value-type="float" office:value="280.81202" calcext:value-type="float">
            <text:p>280.81202</text:p>
          </table:table-cell>
          <table:table-cell office:value-type="float" office:value="-0.103986" calcext:value-type="float">
            <text:p>-0.103986</text:p>
          </table:table-cell>
          <table:table-cell/>
        </table:table-row>
        <table:table-row table:style-name="ro1">
          <table:table-cell office:value-type="float" office:value="271.137488" calcext:value-type="float">
            <text:p>271.137488</text:p>
          </table:table-cell>
          <table:table-cell office:value-type="float" office:value="-0.122873" calcext:value-type="float">
            <text:p>-0.122873</text:p>
          </table:table-cell>
          <table:table-cell/>
        </table:table-row>
        <table:table-row table:style-name="ro1">
          <table:table-cell office:value-type="float" office:value="263.322164" calcext:value-type="float">
            <text:p>263.322164</text:p>
          </table:table-cell>
          <table:table-cell office:value-type="float" office:value="-0.136427" calcext:value-type="float">
            <text:p>-0.136427</text:p>
          </table:table-cell>
          <table:table-cell/>
        </table:table-row>
        <table:table-row table:style-name="ro1">
          <table:table-cell office:value-type="float" office:value="254.402621" calcext:value-type="float">
            <text:p>254.402621</text:p>
          </table:table-cell>
          <table:table-cell office:value-type="float" office:value="-0.145322" calcext:value-type="float">
            <text:p>-0.145322</text:p>
          </table:table-cell>
          <table:table-cell/>
        </table:table-row>
        <table:table-row table:style-name="ro1">
          <table:table-cell office:value-type="float" office:value="245.460899" calcext:value-type="float">
            <text:p>245.460899</text:p>
          </table:table-cell>
          <table:table-cell office:value-type="float" office:value="-0.149587" calcext:value-type="float">
            <text:p>-0.149587</text:p>
          </table:table-cell>
          <table:table-cell/>
        </table:table-row>
        <table:table-row table:style-name="ro1">
          <table:table-cell office:value-type="float" office:value="246.418059" calcext:value-type="float">
            <text:p>246.418059</text:p>
          </table:table-cell>
          <table:table-cell/>
          <table:table-cell office:value-type="float" office:value="-0.14946" calcext:value-type="float">
            <text:p>-0.14946</text:p>
          </table:table-cell>
        </table:table-row>
        <table:table-row table:style-name="ro1">
          <table:table-cell office:value-type="float" office:value="254.272452" calcext:value-type="float">
            <text:p>254.272452</text:p>
          </table:table-cell>
          <table:table-cell/>
          <table:table-cell office:value-type="float" office:value="-0.145484" calcext:value-type="float">
            <text:p>-0.145484</text:p>
          </table:table-cell>
        </table:table-row>
        <table:table-row table:style-name="ro1">
          <table:table-cell office:value-type="float" office:value="263.462164" calcext:value-type="float">
            <text:p>263.462164</text:p>
          </table:table-cell>
          <table:table-cell/>
          <table:table-cell office:value-type="float" office:value="-0.136356" calcext:value-type="float">
            <text:p>-0.136356</text:p>
          </table:table-cell>
        </table:table-row>
        <table:table-row table:style-name="ro1">
          <table:table-cell office:value-type="float" office:value="271.172782" calcext:value-type="float">
            <text:p>271.172782</text:p>
          </table:table-cell>
          <table:table-cell/>
          <table:table-cell office:value-type="float" office:value="-0.12234" calcext:value-type="float">
            <text:p>-0.12234</text:p>
          </table:table-cell>
        </table:table-row>
        <table:table-row table:style-name="ro1">
          <table:table-cell office:value-type="float" office:value="282.332077" calcext:value-type="float">
            <text:p>282.332077</text:p>
          </table:table-cell>
          <table:table-cell/>
          <table:table-cell office:value-type="float" office:value="-0.10264" calcext:value-type="float">
            <text:p>-0.10264</text:p>
          </table:table-cell>
        </table:table-row>
        <table:table-row table:style-name="ro1">
          <table:table-cell office:value-type="float" office:value="290.23723" calcext:value-type="float">
            <text:p>290.23723</text:p>
          </table:table-cell>
          <table:table-cell/>
          <table:table-cell office:value-type="float" office:value="-0.076839" calcext:value-type="float">
            <text:p>-0.076839</text:p>
          </table:table-cell>
        </table:table-row>
        <table:table-row table:style-name="ro1">
          <table:table-cell office:value-type="float" office:value="299.177167" calcext:value-type="float">
            <text:p>299.177167</text:p>
          </table:table-cell>
          <table:table-cell/>
          <table:table-cell office:value-type="float" office:value="-0.046155" calcext:value-type="float">
            <text:p>-0.046155</text:p>
          </table:table-cell>
        </table:table-row>
        <table:table-row table:style-name="ro1">
          <table:table-cell office:value-type="float" office:value="307.0945" calcext:value-type="float">
            <text:p>307.0945</text:p>
          </table:table-cell>
          <table:table-cell/>
          <table:table-cell office:value-type="float" office:value="-0.017981" calcext:value-type="float">
            <text:p>-0.017981</text:p>
          </table:table-cell>
        </table:table-row>
        <table:table-row table:style-name="ro1">
          <table:table-cell office:value-type="float" office:value="316.073828" calcext:value-type="float">
            <text:p>316.073828</text:p>
          </table:table-cell>
          <table:table-cell/>
          <table:table-cell office:value-type="float" office:value="-0.003537" calcext:value-type="float">
            <text:p>-0.003537</text:p>
          </table:table-cell>
        </table:table-row>
        <table:table-row table:style-name="ro1">
          <table:table-cell office:value-type="float" office:value="325.030469" calcext:value-type="float">
            <text:p>325.030469</text:p>
          </table:table-cell>
          <table:table-cell/>
          <table:table-cell office:value-type="float" office:value="-0.000099" calcext:value-type="float">
            <text:p>-9.9E-05</text:p>
          </table:table-cell>
        </table:table-row>
        <table:table-row table:style-name="ro1">
          <table:table-cell office:value-type="float" office:value="333.876679" calcext:value-type="float">
            <text:p>333.876679</text:p>
          </table:table-cell>
          <table:table-cell/>
          <table:table-cell office:value-type="float" office:value="-0.004389" calcext:value-type="float">
            <text:p>-0.004389</text:p>
          </table:table-cell>
        </table:table-row>
        <table:table-row table:style-name="ro1">
          <table:table-cell office:value-type="float" office:value="341.86973" calcext:value-type="float">
            <text:p>341.86973</text:p>
          </table:table-cell>
          <table:table-cell/>
          <table:table-cell office:value-type="float" office:value="-0.020225" calcext:value-type="float">
            <text:p>-0.020225</text:p>
          </table:table-cell>
        </table:table-row>
        <table:table-row table:style-name="ro1">
          <table:table-cell office:value-type="float" office:value="350.811367" calcext:value-type="float">
            <text:p>350.811367</text:p>
          </table:table-cell>
          <table:table-cell/>
          <table:table-cell office:value-type="float" office:value="-0.050541" calcext:value-type="float">
            <text:p>-0.050541</text:p>
          </table:table-cell>
        </table:table-row>
        <table:table-row table:style-name="ro1">
          <table:table-cell office:value-type="float" office:value="358.790266" calcext:value-type="float">
            <text:p>358.790266</text:p>
          </table:table-cell>
          <table:table-cell/>
          <table:table-cell office:value-type="float" office:value="-0.085321" calcext:value-type="float">
            <text:p>-0.085321</text:p>
          </table:table-cell>
        </table:table-row>
        <table:table-row table:style-name="ro1">
          <table:table-cell office:value-type="float" office:value="367.72337" calcext:value-type="float">
            <text:p>367.72337</text:p>
          </table:table-cell>
          <table:table-cell/>
          <table:table-cell office:value-type="float" office:value="-0.112553" calcext:value-type="float">
            <text:p>-0.112553</text:p>
          </table:table-cell>
        </table:table-row>
        <table:table-row table:style-name="ro1">
          <table:table-cell office:value-type="float" office:value="376.718444" calcext:value-type="float">
            <text:p>376.718444</text:p>
          </table:table-cell>
          <table:table-cell/>
          <table:table-cell office:value-type="float" office:value="-0.132325" calcext:value-type="float">
            <text:p>-0.132325</text:p>
          </table:table-cell>
        </table:table-row>
        <table:table-row table:style-name="ro1">
          <table:table-cell office:value-type="float" office:value="386.838144" calcext:value-type="float">
            <text:p>386.838144</text:p>
          </table:table-cell>
          <table:table-cell/>
          <table:table-cell office:value-type="float" office:value="-0.144463" calcext:value-type="float">
            <text:p>-0.144463</text:p>
          </table:table-cell>
        </table:table-row>
        <table:table-row table:style-name="ro1">
          <table:table-cell office:value-type="float" office:value="394.722365" calcext:value-type="float">
            <text:p>394.722365</text:p>
          </table:table-cell>
          <table:table-cell/>
          <table:table-cell office:value-type="float" office:value="-0.150054" calcext:value-type="float">
            <text:p>-0.150054</text:p>
          </table:table-cell>
        </table:table-row>
        <table:table-row table:style-name="ro1">
          <table:table-cell office:value-type="float" office:value="403.787845" calcext:value-type="float">
            <text:p>403.787845</text:p>
          </table:table-cell>
          <table:table-cell/>
          <table:table-cell office:value-type="float" office:value="-0.149892" calcext:value-type="float">
            <text:p>-0.149892</text:p>
          </table:table-cell>
        </table:table-row>
        <table:table-row table:style-name="ro1">
          <table:table-cell office:value-type="float" office:value="412.67566" calcext:value-type="float">
            <text:p>412.67566</text:p>
          </table:table-cell>
          <table:table-cell/>
          <table:table-cell office:value-type="float" office:value="-0.144745" calcext:value-type="float">
            <text:p>-0.144745</text:p>
          </table:table-cell>
        </table:table-row>
        <table:table-row table:style-name="ro1">
          <table:table-cell office:value-type="float" office:value="421.64227" calcext:value-type="float">
            <text:p>421.64227</text:p>
          </table:table-cell>
          <table:table-cell/>
          <table:table-cell office:value-type="float" office:value="-0.134864" calcext:value-type="float">
            <text:p>-0.134864</text:p>
          </table:table-cell>
        </table:table-row>
        <table:table-row table:style-name="ro1">
          <table:table-cell office:value-type="float" office:value="429.857781" calcext:value-type="float">
            <text:p>429.857781</text:p>
          </table:table-cell>
          <table:table-cell/>
          <table:table-cell office:value-type="float" office:value="-0.119766" calcext:value-type="float">
            <text:p>-0.119766</text:p>
          </table:table-cell>
        </table:table-row>
        <table:table-row table:style-name="ro1">
          <table:table-cell office:value-type="float" office:value="438.521616" calcext:value-type="float">
            <text:p>438.521616</text:p>
          </table:table-cell>
          <table:table-cell/>
          <table:table-cell office:value-type="float" office:value="-0.098687" calcext:value-type="float">
            <text:p>-0.098687</text:p>
          </table:table-cell>
        </table:table-row>
        <table:table-row table:style-name="ro1">
          <table:table-cell office:value-type="float" office:value="447.490455" calcext:value-type="float">
            <text:p>447.490455</text:p>
          </table:table-cell>
          <table:table-cell/>
          <table:table-cell office:value-type="float" office:value="-0.070344" calcext:value-type="float">
            <text:p>-0.070344</text:p>
          </table:table-cell>
        </table:table-row>
        <table:table-row table:style-name="ro1">
          <table:table-cell office:value-type="float" office:value="456.535653" calcext:value-type="float">
            <text:p>456.535653</text:p>
          </table:table-cell>
          <table:table-cell/>
          <table:table-cell office:value-type="float" office:value="-0.037247" calcext:value-type="float">
            <text:p>-0.037247</text:p>
          </table:table-cell>
        </table:table-row>
        <table:table-row table:style-name="ro1">
          <table:table-cell office:value-type="float" office:value="465.412802" calcext:value-type="float">
            <text:p>465.412802</text:p>
          </table:table-cell>
          <table:table-cell/>
          <table:table-cell office:value-type="float" office:value="-0.011968" calcext:value-type="float">
            <text:p>-0.011968</text:p>
          </table:table-cell>
        </table:table-row>
        <table:table-row table:style-name="ro1">
          <table:table-cell office:value-type="float" office:value="474.450061" calcext:value-type="float">
            <text:p>474.450061</text:p>
          </table:table-cell>
          <table:table-cell/>
          <table:table-cell office:value-type="float" office:value="-0.001627" calcext:value-type="float">
            <text:p>-0.001627</text:p>
          </table:table-cell>
        </table:table-row>
        <table:table-row table:style-name="ro1">
          <table:table-cell office:value-type="float" office:value="482.450333" calcext:value-type="float">
            <text:p>482.450333</text:p>
          </table:table-cell>
          <table:table-cell/>
          <table:table-cell office:value-type="float" office:value="-0.00061" calcext:value-type="float">
            <text:p>-0.00061</text:p>
          </table:table-cell>
        </table:table-row>
        <table:table-row table:style-name="ro1">
          <table:table-cell office:value-type="float" office:value="491.365795" calcext:value-type="float">
            <text:p>491.365795</text:p>
          </table:table-cell>
          <table:table-cell/>
          <table:table-cell office:value-type="float" office:value="-0.008166" calcext:value-type="float">
            <text:p>-0.008166</text:p>
          </table:table-cell>
        </table:table-row>
        <table:table-row table:style-name="ro1">
          <table:table-cell office:value-type="float" office:value="500.274524" calcext:value-type="float">
            <text:p>500.274524</text:p>
          </table:table-cell>
          <table:table-cell/>
          <table:table-cell office:value-type="float" office:value="-0.030384" calcext:value-type="float">
            <text:p>-0.030384</text:p>
          </table:table-cell>
        </table:table-row>
        <table:table-row table:style-name="ro1">
          <table:table-cell office:value-type="float" office:value="509.338329" calcext:value-type="float">
            <text:p>509.338329</text:p>
          </table:table-cell>
          <table:table-cell/>
          <table:table-cell office:value-type="float" office:value="-0.063804" calcext:value-type="float">
            <text:p>-0.063804</text:p>
          </table:table-cell>
        </table:table-row>
        <table:table-row table:style-name="ro1">
          <table:table-cell office:value-type="float" office:value="517.679136" calcext:value-type="float">
            <text:p>517.679136</text:p>
          </table:table-cell>
          <table:table-cell/>
          <table:table-cell office:value-type="float" office:value="-0.094562" calcext:value-type="float">
            <text:p>-0.094562</text:p>
          </table:table-cell>
        </table:table-row>
        <table:table-row table:style-name="ro1">
          <table:table-cell office:value-type="float" office:value="526.14466" calcext:value-type="float">
            <text:p>526.14466</text:p>
          </table:table-cell>
          <table:table-cell/>
          <table:table-cell office:value-type="float" office:value="-0.119312" calcext:value-type="float">
            <text:p>-0.119312</text:p>
          </table:table-cell>
        </table:table-row>
        <table:table-row table:style-name="ro1">
          <table:table-cell office:value-type="float" office:value="535.115946" calcext:value-type="float">
            <text:p>535.115946</text:p>
          </table:table-cell>
          <table:table-cell/>
          <table:table-cell office:value-type="float" office:value="-0.137464" calcext:value-type="float">
            <text:p>-0.137464</text:p>
          </table:table-cell>
        </table:table-row>
        <table:table-row table:style-name="ro1">
          <table:table-cell office:value-type="float" office:value="544.091425" calcext:value-type="float">
            <text:p>544.091425</text:p>
          </table:table-cell>
          <table:table-cell/>
          <table:table-cell office:value-type="float" office:value="-0.147235" calcext:value-type="float">
            <text:p>-0.147235</text:p>
          </table:table-cell>
        </table:table-row>
        <table:table-row table:style-name="ro1">
          <table:table-cell office:value-type="float" office:value="553.063947" calcext:value-type="float">
            <text:p>553.063947</text:p>
          </table:table-cell>
          <table:table-cell/>
          <table:table-cell office:value-type="float" office:value="-0.150932" calcext:value-type="float">
            <text:p>-0.150932</text:p>
          </table:table-cell>
        </table:table-row>
        <table:table-row table:style-name="ro1">
          <table:table-cell office:value-type="float" office:value="560.989309" calcext:value-type="float">
            <text:p>560.989309</text:p>
          </table:table-cell>
          <table:table-cell/>
          <table:table-cell office:value-type="float" office:value="-0.149406" calcext:value-type="float">
            <text:p>-0.149406</text:p>
          </table:table-cell>
        </table:table-row>
        <table:table-row table:style-name="ro1">
          <table:table-cell office:value-type="float" office:value="571.010264" calcext:value-type="float">
            <text:p>571.010264</text:p>
          </table:table-cell>
          <table:table-cell/>
          <table:table-cell office:value-type="float" office:value="-0.142654" calcext:value-type="float">
            <text:p>-0.142654</text:p>
          </table:table-cell>
        </table:table-row>
        <table:table-row table:style-name="ro1">
          <table:table-cell office:value-type="float" office:value="578.908111" calcext:value-type="float">
            <text:p>578.908111</text:p>
          </table:table-cell>
          <table:table-cell/>
          <table:table-cell office:value-type="float" office:value="-0.131325" calcext:value-type="float">
            <text:p>-0.131325</text:p>
          </table:table-cell>
        </table:table-row>
        <table:table-row table:style-name="ro1">
          <table:table-cell office:value-type="float" office:value="587.865135" calcext:value-type="float">
            <text:p>587.865135</text:p>
          </table:table-cell>
          <table:table-cell/>
          <table:table-cell office:value-type="float" office:value="-0.114625" calcext:value-type="float">
            <text:p>-0.114625</text:p>
          </table:table-cell>
        </table:table-row>
        <table:table-row table:style-name="ro1">
          <table:table-cell office:value-type="float" office:value="595.935357" calcext:value-type="float">
            <text:p>595.935357</text:p>
          </table:table-cell>
          <table:table-cell/>
          <table:table-cell office:value-type="float" office:value="-0.091293" calcext:value-type="float">
            <text:p>-0.091293</text:p>
          </table:table-cell>
        </table:table-row>
        <table:table-row table:style-name="ro1">
          <table:table-cell office:value-type="float" office:value="604.765272" calcext:value-type="float">
            <text:p>604.765272</text:p>
          </table:table-cell>
          <table:table-cell/>
          <table:table-cell office:value-type="float" office:value="-0.061923" calcext:value-type="float">
            <text:p>-0.061923</text:p>
          </table:table-cell>
        </table:table-row>
        <table:table-row table:style-name="ro1">
          <table:table-cell office:value-type="float" office:value="613.725798" calcext:value-type="float">
            <text:p>613.725798</text:p>
          </table:table-cell>
          <table:table-cell/>
          <table:table-cell office:value-type="float" office:value="-0.030004" calcext:value-type="float">
            <text:p>-0.030004</text:p>
          </table:table-cell>
        </table:table-row>
        <table:table-row table:style-name="ro1">
          <table:table-cell office:value-type="float" office:value="622.776602" calcext:value-type="float">
            <text:p>622.776602</text:p>
          </table:table-cell>
          <table:table-cell/>
          <table:table-cell office:value-type="float" office:value="-0.007785" calcext:value-type="float">
            <text:p>-0.007785</text:p>
          </table:table-cell>
        </table:table-row>
        <table:table-row table:style-name="ro1">
          <table:table-cell office:value-type="float" office:value="633.89065" calcext:value-type="float">
            <text:p>633.89065</text:p>
          </table:table-cell>
          <table:table-cell/>
          <table:table-cell office:value-type="float" office:value="-0.000528" calcext:value-type="float">
            <text:p>-0.000528</text:p>
          </table:table-cell>
        </table:table-row>
        <table:table-row table:style-name="ro1">
          <table:table-cell office:value-type="float" office:value="640.788687" calcext:value-type="float">
            <text:p>640.788687</text:p>
          </table:table-cell>
          <table:table-cell/>
          <table:table-cell office:value-type="float" office:value="-0.001843" calcext:value-type="float">
            <text:p>-0.001843</text:p>
          </table:table-cell>
        </table:table-row>
        <table:table-row table:style-name="ro1">
          <table:table-cell office:value-type="float" office:value="650.749765" calcext:value-type="float">
            <text:p>650.749765</text:p>
          </table:table-cell>
          <table:table-cell/>
          <table:table-cell office:value-type="float" office:value="-0.013031" calcext:value-type="float">
            <text:p>-0.013031</text:p>
          </table:table-cell>
        </table:table-row>
        <table:table-row table:style-name="ro1">
          <table:table-cell office:value-type="float" office:value="659.707615" calcext:value-type="float">
            <text:p>659.707615</text:p>
          </table:table-cell>
          <table:table-cell/>
          <table:table-cell office:value-type="float" office:value="-0.039839" calcext:value-type="float">
            <text:p>-0.039839</text:p>
          </table:table-cell>
        </table:table-row>
        <table:table-row table:style-name="ro1">
          <table:table-cell office:value-type="float" office:value="667.646972" calcext:value-type="float">
            <text:p>667.646972</text:p>
          </table:table-cell>
          <table:table-cell/>
          <table:table-cell office:value-type="float" office:value="-0.074168" calcext:value-type="float">
            <text:p>-0.074168</text:p>
          </table:table-cell>
        </table:table-row>
        <table:table-row table:style-name="ro1">
          <table:table-cell office:value-type="float" office:value="676.570916" calcext:value-type="float">
            <text:p>676.570916</text:p>
          </table:table-cell>
          <table:table-cell/>
          <table:table-cell office:value-type="float" office:value="-0.103811" calcext:value-type="float">
            <text:p>-0.103811</text:p>
          </table:table-cell>
        </table:table-row>
        <table:table-row table:style-name="ro1">
          <table:table-cell office:value-type="float" office:value="684.816762" calcext:value-type="float">
            <text:p>684.816762</text:p>
          </table:table-cell>
          <table:table-cell/>
          <table:table-cell office:value-type="float" office:value="-0.125799" calcext:value-type="float">
            <text:p>-0.125799</text:p>
          </table:table-cell>
        </table:table-row>
        <table:table-row table:style-name="ro1">
          <table:table-cell office:value-type="float" office:value="693.4743" calcext:value-type="float">
            <text:p>693.4743</text:p>
          </table:table-cell>
          <table:table-cell/>
          <table:table-cell office:value-type="float" office:value="-0.140127" calcext:value-type="float">
            <text:p>-0.140127</text:p>
          </table:table-cell>
        </table:table-row>
        <table:table-row table:style-name="ro1">
          <table:table-cell office:value-type="float" office:value="702.388073" calcext:value-type="float">
            <text:p>702.388073</text:p>
          </table:table-cell>
          <table:table-cell/>
          <table:table-cell office:value-type="float" office:value="-0.148" calcext:value-type="float">
            <text:p>-0.148</text:p>
          </table:table-cell>
        </table:table-row>
        <table:table-row table:style-name="ro1">
          <table:table-cell office:value-type="float" office:value="710.848728" calcext:value-type="float">
            <text:p>710.848728</text:p>
          </table:table-cell>
          <table:table-cell/>
          <table:table-cell office:value-type="float" office:value="-0.150261" calcext:value-type="float">
            <text:p>-0.150261</text:p>
          </table:table-cell>
        </table:table-row>
        <table:table-row table:style-name="ro1">
          <table:table-cell office:value-type="float" office:value="719.277359" calcext:value-type="float">
            <text:p>719.277359</text:p>
          </table:table-cell>
          <table:table-cell/>
          <table:table-cell office:value-type="float" office:value="-0.147102" calcext:value-type="float">
            <text:p>-0.147102</text:p>
          </table:table-cell>
        </table:table-row>
        <table:table-row table:style-name="ro1">
          <table:table-cell office:value-type="float" office:value="728.474221" calcext:value-type="float">
            <text:p>728.474221</text:p>
          </table:table-cell>
          <table:table-cell/>
          <table:table-cell office:value-type="float" office:value="-0.139063" calcext:value-type="float">
            <text:p>-0.139063</text:p>
          </table:table-cell>
        </table:table-row>
        <table:table-row table:style-name="ro1">
          <table:table-cell office:value-type="float" office:value="738.335554" calcext:value-type="float">
            <text:p>738.335554</text:p>
          </table:table-cell>
          <table:table-cell/>
          <table:table-cell office:value-type="float" office:value="-0.126042" calcext:value-type="float">
            <text:p>-0.126042</text:p>
          </table:table-cell>
        </table:table-row>
        <table:table-row table:style-name="ro1">
          <table:table-cell office:value-type="float" office:value="746.414233" calcext:value-type="float">
            <text:p>746.414233</text:p>
          </table:table-cell>
          <table:table-cell/>
          <table:table-cell office:value-type="float" office:value="-0.106942" calcext:value-type="float">
            <text:p>-0.106942</text:p>
          </table:table-cell>
        </table:table-row>
        <table:table-row table:style-name="ro1">
          <table:table-cell office:value-type="float" office:value="755.221575" calcext:value-type="float">
            <text:p>755.221575</text:p>
          </table:table-cell>
          <table:table-cell/>
          <table:table-cell office:value-type="float" office:value="-0.082174" calcext:value-type="float">
            <text:p>-0.082174</text:p>
          </table:table-cell>
        </table:table-row>
        <table:table-row table:style-name="ro1">
          <table:table-cell office:value-type="float" office:value="765.324842" calcext:value-type="float">
            <text:p>765.324842</text:p>
          </table:table-cell>
          <table:table-cell/>
          <table:table-cell office:value-type="float" office:value="-0.051565" calcext:value-type="float">
            <text:p>-0.051565</text:p>
          </table:table-cell>
        </table:table-row>
        <table:table-row table:style-name="ro1">
          <table:table-cell office:value-type="float" office:value="774.276" calcext:value-type="float">
            <text:p>774.276</text:p>
          </table:table-cell>
          <table:table-cell/>
          <table:table-cell office:value-type="float" office:value="-0.02146" calcext:value-type="float">
            <text:p>-0.02146</text:p>
          </table:table-cell>
        </table:table-row>
        <table:table-row table:style-name="ro1">
          <table:table-cell office:value-type="float" office:value="782.156704" calcext:value-type="float">
            <text:p>782.156704</text:p>
          </table:table-cell>
          <table:table-cell/>
          <table:table-cell office:value-type="float" office:value="-0.004962" calcext:value-type="float">
            <text:p>-0.004962</text:p>
          </table:table-cell>
        </table:table-row>
        <table:table-row table:style-name="ro1">
          <table:table-cell office:value-type="float" office:value="791.13165" calcext:value-type="float">
            <text:p>791.13165</text:p>
          </table:table-cell>
          <table:table-cell/>
          <table:table-cell office:value-type="float" office:value="-0.000131" calcext:value-type="float">
            <text:p>-0.000131</text:p>
          </table:table-cell>
        </table:table-row>
        <table:table-row table:style-name="ro1">
          <table:table-cell office:value-type="float" office:value="799.703613" calcext:value-type="float">
            <text:p>799.703613</text:p>
          </table:table-cell>
          <table:table-cell/>
          <table:table-cell office:value-type="float" office:value="-0.003532" calcext:value-type="float">
            <text:p>-0.003532</text:p>
          </table:table-cell>
        </table:table-row>
        <table:table-row table:style-name="ro1">
          <table:table-cell office:value-type="float" office:value="809.304372" calcext:value-type="float">
            <text:p>809.304372</text:p>
          </table:table-cell>
          <table:table-cell/>
          <table:table-cell office:value-type="float" office:value="-0.018788" calcext:value-type="float">
            <text:p>-0.018788</text:p>
          </table:table-cell>
        </table:table-row>
        <table:table-row table:style-name="ro1">
          <table:table-cell office:value-type="float" office:value="818.063633" calcext:value-type="float">
            <text:p>818.063633</text:p>
          </table:table-cell>
          <table:table-cell/>
          <table:table-cell office:value-type="float" office:value="-0.049763" calcext:value-type="float">
            <text:p>-0.049763</text:p>
          </table:table-cell>
        </table:table-row>
        <table:table-row table:style-name="ro1">
          <table:table-cell office:value-type="float" office:value="826.114911" calcext:value-type="float">
            <text:p>826.114911</text:p>
          </table:table-cell>
          <table:table-cell/>
          <table:table-cell office:value-type="float" office:value="-0.083136" calcext:value-type="float">
            <text:p>-0.083136</text:p>
          </table:table-cell>
        </table:table-row>
        <table:table-row table:style-name="ro1">
          <table:table-cell office:value-type="float" office:value="834.952866" calcext:value-type="float">
            <text:p>834.952866</text:p>
          </table:table-cell>
          <table:table-cell/>
          <table:table-cell office:value-type="float" office:value="-0.110876" calcext:value-type="float">
            <text:p>-0.110876</text:p>
          </table:table-cell>
        </table:table-row>
        <table:table-row table:style-name="ro1">
          <table:table-cell office:value-type="float" office:value="843.904607" calcext:value-type="float">
            <text:p>843.904607</text:p>
          </table:table-cell>
          <table:table-cell/>
          <table:table-cell office:value-type="float" office:value="-0.131215" calcext:value-type="float">
            <text:p>-0.131215</text:p>
          </table:table-cell>
        </table:table-row>
        <table:table-row table:style-name="ro1">
          <table:table-cell office:value-type="float" office:value="852.877408" calcext:value-type="float">
            <text:p>852.877408</text:p>
          </table:table-cell>
          <table:table-cell/>
          <table:table-cell office:value-type="float" office:value="-0.143544" calcext:value-type="float">
            <text:p>-0.143544</text:p>
          </table:table-cell>
        </table:table-row>
        <table:table-row table:style-name="ro1">
          <table:table-cell office:value-type="float" office:value="862.207882" calcext:value-type="float">
            <text:p>862.207882</text:p>
          </table:table-cell>
          <table:table-cell/>
          <table:table-cell office:value-type="float" office:value="-0.149565" calcext:value-type="float">
            <text:p>-0.149565</text:p>
          </table:table-cell>
        </table:table-row>
        <table:table-row table:style-name="ro1">
          <table:table-cell office:value-type="float" office:value="869.759984" calcext:value-type="float">
            <text:p>869.759984</text:p>
          </table:table-cell>
          <table:table-cell/>
          <table:table-cell office:value-type="float" office:value="-0.149847" calcext:value-type="float">
            <text:p>-0.149847</text:p>
          </table:table-cell>
        </table:table-row>
        <table:table-row table:style-name="ro1">
          <table:table-cell office:value-type="float" office:value="878.677255" calcext:value-type="float">
            <text:p>878.677255</text:p>
          </table:table-cell>
          <table:table-cell/>
          <table:table-cell office:value-type="float" office:value="-0.145476" calcext:value-type="float">
            <text:p>-0.1454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9T19:48:01.186116119</dc:date>
    <meta:editing-duration>PT4M55S</meta:editing-duration>
    <meta:editing-cycles>1</meta:editing-cycles>
    <meta:document-statistic meta:table-count="1" meta:cell-count="243" meta:object-count="1"/>
    <meta:generator>LibreOffice/5.4.4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675cm" svg:height="11.45cm" xlink:href=".." xlink:type="simple" chart:class="chart:scatter" chart:style-name="ch1">
        <chart:legend chart:legend-position="end" svg:x="21.497cm" svg:y="5.177cm" style:legend-expansion="high" chart:style-name="ch2"/>
        <chart:plot-area chart:style-name="ch3" table:cell-range-address="'MedicionAutomatica1.0'.A1:'MedicionAutomatica1.0'.C121" chart:data-source-has-labels="row" svg:x="0.453cm" svg:y="0.229cm" svg:width="20.591cm" svg:height="10.992cm">
          <chartooo:coordinate-region svg:x="1.471cm" svg:y="0.428cm" svg:width="19.201cm" svg:height="10.5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edicionAutomatica1.0'.B2:'MedicionAutomatica1.0'.B121" chart:label-cell-address="'MedicionAutomatica1.0'.B1:'MedicionAutomatica1.0'.B1" chart:class="chart:scatter">
            <chart:domain table:cell-range-address="'MedicionAutomatica1.0'.A2:'MedicionAutomatica1.0'.A121"/>
            <chart:data-point chart:repeated="120"/>
          </chart:series>
          <chart:series chart:style-name="ch7" chart:values-cell-range-address="'MedicionAutomatica1.0'.C2:'MedicionAutomatica1.0'.C121" chart:label-cell-address="'MedicionAutomatica1.0'.C1:'MedicionAutomatica1.0'.C1" chart:class="chart:scatter">
            <chart:data-point chart:repeated="1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1</text:p>
                <draw:g>
                  <svg:desc>'MedicionAutomatica1.0'.B1:'MedicionAutomatica1.0'.B1</svg:desc>
                </draw:g>
              </table:table-cell>
              <table:table-cell office:value-type="string">
                <text:p>V2</text:p>
                <draw:g>
                  <svg:desc>'MedicionAutomatica1.0'.C1:'MedicionAutomatica1.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0.840525">
                <text:p>650.840525</text:p>
                <draw:g>
                  <svg:desc>'MedicionAutomatica1.0'.A2:'MedicionAutomatica1.0'.A121</svg:desc>
                </draw:g>
              </table:table-cell>
              <table:table-cell office:value-type="float" office:value="-0.013301">
                <text:p>-0.013301</text:p>
                <draw:g>
                  <svg:desc>'MedicionAutomatica1.0'.B2:'MedicionAutomatica1.0'.B121</svg:desc>
                </draw:g>
              </table:table-cell>
              <table:table-cell office:value-type="float" office:value="NaN">
                <text:p>NaN</text:p>
                <draw:g>
                  <svg:desc>'MedicionAutomatica1.0'.C2:'MedicionAutomatica1.0'.C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0.88511">
                <text:p>640.88511</text:p>
              </table:table-cell>
              <table:table-cell office:value-type="float" office:value="-0.00187">
                <text:p>-0.00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33.88497">
                <text:p>633.88497</text:p>
              </table:table-cell>
              <table:table-cell office:value-type="float" office:value="-0.000468">
                <text:p>-0.000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2.98464">
                <text:p>622.98464</text:p>
              </table:table-cell>
              <table:table-cell office:value-type="float" office:value="-0.006703">
                <text:p>-0.006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7.042165">
                <text:p>617.042165</text:p>
              </table:table-cell>
              <table:table-cell office:value-type="float" office:value="-0.025841">
                <text:p>-0.025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6.934646">
                <text:p>606.934646</text:p>
              </table:table-cell>
              <table:table-cell office:value-type="float" office:value="-0.057037">
                <text:p>-0.057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6.906696">
                <text:p>596.906696</text:p>
              </table:table-cell>
              <table:table-cell office:value-type="float" office:value="-0.087746">
                <text:p>-0.087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8.058632">
                <text:p>588.058632</text:p>
              </table:table-cell>
              <table:table-cell office:value-type="float" office:value="-0.112344">
                <text:p>-0.112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9.996762">
                <text:p>579.996762</text:p>
              </table:table-cell>
              <table:table-cell office:value-type="float" office:value="-0.129826">
                <text:p>-0.129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1.086864">
                <text:p>571.086864</text:p>
              </table:table-cell>
              <table:table-cell office:value-type="float" office:value="-0.141925">
                <text:p>-0.141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2.081515">
                <text:p>562.081515</text:p>
              </table:table-cell>
              <table:table-cell office:value-type="float" office:value="-0.148635">
                <text:p>-0.148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3.298215">
                <text:p>553.298215</text:p>
              </table:table-cell>
              <table:table-cell office:value-type="float" office:value="-0.150618">
                <text:p>-0.150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4.212986">
                <text:p>544.212986</text:p>
              </table:table-cell>
              <table:table-cell office:value-type="float" office:value="-0.147178">
                <text:p>-0.147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6.245574">
                <text:p>536.245574</text:p>
              </table:table-cell>
              <table:table-cell office:value-type="float" office:value="-0.137572">
                <text:p>-0.137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7.336118">
                <text:p>527.336118</text:p>
              </table:table-cell>
              <table:table-cell office:value-type="float" office:value="-0.121251">
                <text:p>-0.121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8.313418">
                <text:p>518.313418</text:p>
              </table:table-cell>
              <table:table-cell office:value-type="float" office:value="-0.096547">
                <text:p>-0.096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9.310037">
                <text:p>509.310037</text:p>
              </table:table-cell>
              <table:table-cell office:value-type="float" office:value="-0.064763">
                <text:p>-0.064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0.300753">
                <text:p>500.300753</text:p>
              </table:table-cell>
              <table:table-cell office:value-type="float" office:value="-0.030776">
                <text:p>-0.030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1.450213">
                <text:p>491.450213</text:p>
              </table:table-cell>
              <table:table-cell office:value-type="float" office:value="-0.008136">
                <text:p>-0.008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2.441062">
                <text:p>482.441062</text:p>
              </table:table-cell>
              <table:table-cell office:value-type="float" office:value="-0.000626">
                <text:p>-0.000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4.456968">
                <text:p>474.456968</text:p>
              </table:table-cell>
              <table:table-cell office:value-type="float" office:value="-0.001612">
                <text:p>-0.001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4.938404">
                <text:p>464.938404</text:p>
              </table:table-cell>
              <table:table-cell office:value-type="float" office:value="-0.012126">
                <text:p>-0.012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6.547561">
                <text:p>456.547561</text:p>
              </table:table-cell>
              <table:table-cell office:value-type="float" office:value="-0.036858">
                <text:p>-0.036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7.497053">
                <text:p>447.497053</text:p>
              </table:table-cell>
              <table:table-cell office:value-type="float" office:value="-0.067151">
                <text:p>-0.067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.625669">
                <text:p>439.625669</text:p>
              </table:table-cell>
              <table:table-cell office:value-type="float" office:value="-0.095296">
                <text:p>-0.095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1.554296">
                <text:p>431.554296</text:p>
              </table:table-cell>
              <table:table-cell office:value-type="float" office:value="-0.11708">
                <text:p>-0.11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3.189106">
                <text:p>423.189106</text:p>
              </table:table-cell>
              <table:table-cell office:value-type="float" office:value="-0.13313">
                <text:p>-0.13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4.001347">
                <text:p>414.001347</text:p>
              </table:table-cell>
              <table:table-cell office:value-type="float" office:value="-0.143873">
                <text:p>-0.143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3.936886">
                <text:p>403.936886</text:p>
              </table:table-cell>
              <table:table-cell office:value-type="float" office:value="-0.149296">
                <text:p>-0.149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5.416277">
                <text:p>395.416277</text:p>
              </table:table-cell>
              <table:table-cell office:value-type="float" office:value="-0.14971">
                <text:p>-0.14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6.865794">
                <text:p>386.865794</text:p>
              </table:table-cell>
              <table:table-cell office:value-type="float" office:value="-0.144468">
                <text:p>-0.144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6.845502">
                <text:p>376.845502</text:p>
              </table:table-cell>
              <table:table-cell office:value-type="float" office:value="-0.132936">
                <text:p>-0.132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7.836731">
                <text:p>367.836731</text:p>
              </table:table-cell>
              <table:table-cell office:value-type="float" office:value="-0.11371">
                <text:p>-0.11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0.137124">
                <text:p>360.137124</text:p>
              </table:table-cell>
              <table:table-cell office:value-type="float" office:value="-0.086844">
                <text:p>-0.086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1.476704">
                <text:p>351.476704</text:p>
              </table:table-cell>
              <table:table-cell office:value-type="float" office:value="-0.053147">
                <text:p>-0.053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2.138625">
                <text:p>342.138625</text:p>
              </table:table-cell>
              <table:table-cell office:value-type="float" office:value="-0.021441">
                <text:p>-0.021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3.108199">
                <text:p>333.108199</text:p>
              </table:table-cell>
              <table:table-cell office:value-type="float" office:value="-0.004529">
                <text:p>-0.004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5.047529">
                <text:p>325.047529</text:p>
              </table:table-cell>
              <table:table-cell office:value-type="float" office:value="-0.0001">
                <text:p>-0.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6.128795">
                <text:p>316.128795</text:p>
              </table:table-cell>
              <table:table-cell office:value-type="float" office:value="-0.003621">
                <text:p>-0.003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7.136196">
                <text:p>307.136196</text:p>
              </table:table-cell>
              <table:table-cell office:value-type="float" office:value="-0.01815">
                <text:p>-0.01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9.19963">
                <text:p>299.19963</text:p>
              </table:table-cell>
              <table:table-cell office:value-type="float" office:value="-0.046956">
                <text:p>-0.046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8.052568">
                <text:p>288.052568</text:p>
              </table:table-cell>
              <table:table-cell office:value-type="float" office:value="-0.078608">
                <text:p>-0.078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0.81202">
                <text:p>280.81202</text:p>
              </table:table-cell>
              <table:table-cell office:value-type="float" office:value="-0.103986">
                <text:p>-0.103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1.137488">
                <text:p>271.137488</text:p>
              </table:table-cell>
              <table:table-cell office:value-type="float" office:value="-0.122873">
                <text:p>-0.122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3.322164">
                <text:p>263.322164</text:p>
              </table:table-cell>
              <table:table-cell office:value-type="float" office:value="-0.136427">
                <text:p>-0.136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4.402621">
                <text:p>254.402621</text:p>
              </table:table-cell>
              <table:table-cell office:value-type="float" office:value="-0.145322">
                <text:p>-0.145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5.460899">
                <text:p>245.460899</text:p>
              </table:table-cell>
              <table:table-cell office:value-type="float" office:value="-0.149587">
                <text:p>-0.149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6.418059">
                <text:p>246.418059</text:p>
              </table:table-cell>
              <table:table-cell office:value-type="float" office:value="NaN">
                <text:p>NaN</text:p>
              </table:table-cell>
              <table:table-cell office:value-type="float" office:value="-0.14946">
                <text:p>-0.149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4.272452">
                <text:p>254.272452</text:p>
              </table:table-cell>
              <table:table-cell office:value-type="float" office:value="NaN">
                <text:p>NaN</text:p>
              </table:table-cell>
              <table:table-cell office:value-type="float" office:value="-0.145484">
                <text:p>-0.1454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3.462164">
                <text:p>263.462164</text:p>
              </table:table-cell>
              <table:table-cell office:value-type="float" office:value="NaN">
                <text:p>NaN</text:p>
              </table:table-cell>
              <table:table-cell office:value-type="float" office:value="-0.136356">
                <text:p>-0.1363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1.172782">
                <text:p>271.172782</text:p>
              </table:table-cell>
              <table:table-cell office:value-type="float" office:value="NaN">
                <text:p>NaN</text:p>
              </table:table-cell>
              <table:table-cell office:value-type="float" office:value="-0.12234">
                <text:p>-0.122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2.332077">
                <text:p>282.332077</text:p>
              </table:table-cell>
              <table:table-cell office:value-type="float" office:value="NaN">
                <text:p>NaN</text:p>
              </table:table-cell>
              <table:table-cell office:value-type="float" office:value="-0.10264">
                <text:p>-0.102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0.23723">
                <text:p>290.23723</text:p>
              </table:table-cell>
              <table:table-cell office:value-type="float" office:value="NaN">
                <text:p>NaN</text:p>
              </table:table-cell>
              <table:table-cell office:value-type="float" office:value="-0.076839">
                <text:p>-0.0768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9.177167">
                <text:p>299.177167</text:p>
              </table:table-cell>
              <table:table-cell office:value-type="float" office:value="NaN">
                <text:p>NaN</text:p>
              </table:table-cell>
              <table:table-cell office:value-type="float" office:value="-0.046155">
                <text:p>-0.0461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7.0945">
                <text:p>307.0945</text:p>
              </table:table-cell>
              <table:table-cell office:value-type="float" office:value="NaN">
                <text:p>NaN</text:p>
              </table:table-cell>
              <table:table-cell office:value-type="float" office:value="-0.017981">
                <text:p>-0.0179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16.073828">
                <text:p>316.073828</text:p>
              </table:table-cell>
              <table:table-cell office:value-type="float" office:value="NaN">
                <text:p>NaN</text:p>
              </table:table-cell>
              <table:table-cell office:value-type="float" office:value="-0.003537">
                <text:p>-0.0035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5.030469">
                <text:p>325.030469</text:p>
              </table:table-cell>
              <table:table-cell office:value-type="float" office:value="NaN">
                <text:p>NaN</text:p>
              </table:table-cell>
              <table:table-cell office:value-type="float" office:value="-0.000099">
                <text:p>-0.0000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3.876679">
                <text:p>333.876679</text:p>
              </table:table-cell>
              <table:table-cell office:value-type="float" office:value="NaN">
                <text:p>NaN</text:p>
              </table:table-cell>
              <table:table-cell office:value-type="float" office:value="-0.004389">
                <text:p>-0.0043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1.86973">
                <text:p>341.86973</text:p>
              </table:table-cell>
              <table:table-cell office:value-type="float" office:value="NaN">
                <text:p>NaN</text:p>
              </table:table-cell>
              <table:table-cell office:value-type="float" office:value="-0.020225">
                <text:p>-0.0202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0.811367">
                <text:p>350.811367</text:p>
              </table:table-cell>
              <table:table-cell office:value-type="float" office:value="NaN">
                <text:p>NaN</text:p>
              </table:table-cell>
              <table:table-cell office:value-type="float" office:value="-0.050541">
                <text:p>-0.0505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8.790266">
                <text:p>358.790266</text:p>
              </table:table-cell>
              <table:table-cell office:value-type="float" office:value="NaN">
                <text:p>NaN</text:p>
              </table:table-cell>
              <table:table-cell office:value-type="float" office:value="-0.085321">
                <text:p>-0.0853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7.72337">
                <text:p>367.72337</text:p>
              </table:table-cell>
              <table:table-cell office:value-type="float" office:value="NaN">
                <text:p>NaN</text:p>
              </table:table-cell>
              <table:table-cell office:value-type="float" office:value="-0.112553">
                <text:p>-0.1125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6.718444">
                <text:p>376.718444</text:p>
              </table:table-cell>
              <table:table-cell office:value-type="float" office:value="NaN">
                <text:p>NaN</text:p>
              </table:table-cell>
              <table:table-cell office:value-type="float" office:value="-0.132325">
                <text:p>-0.1323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6.838144">
                <text:p>386.838144</text:p>
              </table:table-cell>
              <table:table-cell office:value-type="float" office:value="NaN">
                <text:p>NaN</text:p>
              </table:table-cell>
              <table:table-cell office:value-type="float" office:value="-0.144463">
                <text:p>-0.1444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4.722365">
                <text:p>394.722365</text:p>
              </table:table-cell>
              <table:table-cell office:value-type="float" office:value="NaN">
                <text:p>NaN</text:p>
              </table:table-cell>
              <table:table-cell office:value-type="float" office:value="-0.150054">
                <text:p>-0.1500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3.787845">
                <text:p>403.787845</text:p>
              </table:table-cell>
              <table:table-cell office:value-type="float" office:value="NaN">
                <text:p>NaN</text:p>
              </table:table-cell>
              <table:table-cell office:value-type="float" office:value="-0.149892">
                <text:p>-0.1498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12.67566">
                <text:p>412.67566</text:p>
              </table:table-cell>
              <table:table-cell office:value-type="float" office:value="NaN">
                <text:p>NaN</text:p>
              </table:table-cell>
              <table:table-cell office:value-type="float" office:value="-0.144745">
                <text:p>-0.1447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21.64227">
                <text:p>421.64227</text:p>
              </table:table-cell>
              <table:table-cell office:value-type="float" office:value="NaN">
                <text:p>NaN</text:p>
              </table:table-cell>
              <table:table-cell office:value-type="float" office:value="-0.134864">
                <text:p>-0.1348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9.857781">
                <text:p>429.857781</text:p>
              </table:table-cell>
              <table:table-cell office:value-type="float" office:value="NaN">
                <text:p>NaN</text:p>
              </table:table-cell>
              <table:table-cell office:value-type="float" office:value="-0.119766">
                <text:p>-0.1197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38.521616">
                <text:p>438.521616</text:p>
              </table:table-cell>
              <table:table-cell office:value-type="float" office:value="NaN">
                <text:p>NaN</text:p>
              </table:table-cell>
              <table:table-cell office:value-type="float" office:value="-0.098687">
                <text:p>-0.0986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7.490455">
                <text:p>447.490455</text:p>
              </table:table-cell>
              <table:table-cell office:value-type="float" office:value="NaN">
                <text:p>NaN</text:p>
              </table:table-cell>
              <table:table-cell office:value-type="float" office:value="-0.070344">
                <text:p>-0.0703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56.535653">
                <text:p>456.535653</text:p>
              </table:table-cell>
              <table:table-cell office:value-type="float" office:value="NaN">
                <text:p>NaN</text:p>
              </table:table-cell>
              <table:table-cell office:value-type="float" office:value="-0.037247">
                <text:p>-0.0372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5.412802">
                <text:p>465.412802</text:p>
              </table:table-cell>
              <table:table-cell office:value-type="float" office:value="NaN">
                <text:p>NaN</text:p>
              </table:table-cell>
              <table:table-cell office:value-type="float" office:value="-0.011968">
                <text:p>-0.0119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74.450061">
                <text:p>474.450061</text:p>
              </table:table-cell>
              <table:table-cell office:value-type="float" office:value="NaN">
                <text:p>NaN</text:p>
              </table:table-cell>
              <table:table-cell office:value-type="float" office:value="-0.001627">
                <text:p>-0.0016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2.450333">
                <text:p>482.450333</text:p>
              </table:table-cell>
              <table:table-cell office:value-type="float" office:value="NaN">
                <text:p>NaN</text:p>
              </table:table-cell>
              <table:table-cell office:value-type="float" office:value="-0.00061">
                <text:p>-0.000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1.365795">
                <text:p>491.365795</text:p>
              </table:table-cell>
              <table:table-cell office:value-type="float" office:value="NaN">
                <text:p>NaN</text:p>
              </table:table-cell>
              <table:table-cell office:value-type="float" office:value="-0.008166">
                <text:p>-0.0081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0.274524">
                <text:p>500.274524</text:p>
              </table:table-cell>
              <table:table-cell office:value-type="float" office:value="NaN">
                <text:p>NaN</text:p>
              </table:table-cell>
              <table:table-cell office:value-type="float" office:value="-0.030384">
                <text:p>-0.0303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9.338329">
                <text:p>509.338329</text:p>
              </table:table-cell>
              <table:table-cell office:value-type="float" office:value="NaN">
                <text:p>NaN</text:p>
              </table:table-cell>
              <table:table-cell office:value-type="float" office:value="-0.063804">
                <text:p>-0.0638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17.679136">
                <text:p>517.679136</text:p>
              </table:table-cell>
              <table:table-cell office:value-type="float" office:value="NaN">
                <text:p>NaN</text:p>
              </table:table-cell>
              <table:table-cell office:value-type="float" office:value="-0.094562">
                <text:p>-0.0945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26.14466">
                <text:p>526.14466</text:p>
              </table:table-cell>
              <table:table-cell office:value-type="float" office:value="NaN">
                <text:p>NaN</text:p>
              </table:table-cell>
              <table:table-cell office:value-type="float" office:value="-0.119312">
                <text:p>-0.1193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35.115946">
                <text:p>535.115946</text:p>
              </table:table-cell>
              <table:table-cell office:value-type="float" office:value="NaN">
                <text:p>NaN</text:p>
              </table:table-cell>
              <table:table-cell office:value-type="float" office:value="-0.137464">
                <text:p>-0.1374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44.091425">
                <text:p>544.091425</text:p>
              </table:table-cell>
              <table:table-cell office:value-type="float" office:value="NaN">
                <text:p>NaN</text:p>
              </table:table-cell>
              <table:table-cell office:value-type="float" office:value="-0.147235">
                <text:p>-0.1472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53.063947">
                <text:p>553.063947</text:p>
              </table:table-cell>
              <table:table-cell office:value-type="float" office:value="NaN">
                <text:p>NaN</text:p>
              </table:table-cell>
              <table:table-cell office:value-type="float" office:value="-0.150932">
                <text:p>-0.1509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60.989309">
                <text:p>560.989309</text:p>
              </table:table-cell>
              <table:table-cell office:value-type="float" office:value="NaN">
                <text:p>NaN</text:p>
              </table:table-cell>
              <table:table-cell office:value-type="float" office:value="-0.149406">
                <text:p>-0.1494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71.010264">
                <text:p>571.010264</text:p>
              </table:table-cell>
              <table:table-cell office:value-type="float" office:value="NaN">
                <text:p>NaN</text:p>
              </table:table-cell>
              <table:table-cell office:value-type="float" office:value="-0.142654">
                <text:p>-0.1426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78.908111">
                <text:p>578.908111</text:p>
              </table:table-cell>
              <table:table-cell office:value-type="float" office:value="NaN">
                <text:p>NaN</text:p>
              </table:table-cell>
              <table:table-cell office:value-type="float" office:value="-0.131325">
                <text:p>-0.1313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87.865135">
                <text:p>587.865135</text:p>
              </table:table-cell>
              <table:table-cell office:value-type="float" office:value="NaN">
                <text:p>NaN</text:p>
              </table:table-cell>
              <table:table-cell office:value-type="float" office:value="-0.114625">
                <text:p>-0.1146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95.935357">
                <text:p>595.935357</text:p>
              </table:table-cell>
              <table:table-cell office:value-type="float" office:value="NaN">
                <text:p>NaN</text:p>
              </table:table-cell>
              <table:table-cell office:value-type="float" office:value="-0.091293">
                <text:p>-0.0912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04.765272">
                <text:p>604.765272</text:p>
              </table:table-cell>
              <table:table-cell office:value-type="float" office:value="NaN">
                <text:p>NaN</text:p>
              </table:table-cell>
              <table:table-cell office:value-type="float" office:value="-0.061923">
                <text:p>-0.0619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13.725798">
                <text:p>613.725798</text:p>
              </table:table-cell>
              <table:table-cell office:value-type="float" office:value="NaN">
                <text:p>NaN</text:p>
              </table:table-cell>
              <table:table-cell office:value-type="float" office:value="-0.030004">
                <text:p>-0.0300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22.776602">
                <text:p>622.776602</text:p>
              </table:table-cell>
              <table:table-cell office:value-type="float" office:value="NaN">
                <text:p>NaN</text:p>
              </table:table-cell>
              <table:table-cell office:value-type="float" office:value="-0.007785">
                <text:p>-0.0077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33.89065">
                <text:p>633.89065</text:p>
              </table:table-cell>
              <table:table-cell office:value-type="float" office:value="NaN">
                <text:p>NaN</text:p>
              </table:table-cell>
              <table:table-cell office:value-type="float" office:value="-0.000528">
                <text:p>-0.0005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40.788687">
                <text:p>640.788687</text:p>
              </table:table-cell>
              <table:table-cell office:value-type="float" office:value="NaN">
                <text:p>NaN</text:p>
              </table:table-cell>
              <table:table-cell office:value-type="float" office:value="-0.001843">
                <text:p>-0.0018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50.749765">
                <text:p>650.749765</text:p>
              </table:table-cell>
              <table:table-cell office:value-type="float" office:value="NaN">
                <text:p>NaN</text:p>
              </table:table-cell>
              <table:table-cell office:value-type="float" office:value="-0.013031">
                <text:p>-0.0130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59.707615">
                <text:p>659.707615</text:p>
              </table:table-cell>
              <table:table-cell office:value-type="float" office:value="NaN">
                <text:p>NaN</text:p>
              </table:table-cell>
              <table:table-cell office:value-type="float" office:value="-0.039839">
                <text:p>-0.0398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67.646972">
                <text:p>667.646972</text:p>
              </table:table-cell>
              <table:table-cell office:value-type="float" office:value="NaN">
                <text:p>NaN</text:p>
              </table:table-cell>
              <table:table-cell office:value-type="float" office:value="-0.074168">
                <text:p>-0.0741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76.570916">
                <text:p>676.570916</text:p>
              </table:table-cell>
              <table:table-cell office:value-type="float" office:value="NaN">
                <text:p>NaN</text:p>
              </table:table-cell>
              <table:table-cell office:value-type="float" office:value="-0.103811">
                <text:p>-0.1038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84.816762">
                <text:p>684.816762</text:p>
              </table:table-cell>
              <table:table-cell office:value-type="float" office:value="NaN">
                <text:p>NaN</text:p>
              </table:table-cell>
              <table:table-cell office:value-type="float" office:value="-0.125799">
                <text:p>-0.1257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93.4743">
                <text:p>693.4743</text:p>
              </table:table-cell>
              <table:table-cell office:value-type="float" office:value="NaN">
                <text:p>NaN</text:p>
              </table:table-cell>
              <table:table-cell office:value-type="float" office:value="-0.140127">
                <text:p>-0.1401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02.388073">
                <text:p>702.388073</text:p>
              </table:table-cell>
              <table:table-cell office:value-type="float" office:value="NaN">
                <text:p>NaN</text:p>
              </table:table-cell>
              <table:table-cell office:value-type="float" office:value="-0.148">
                <text:p>-0.1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10.848728">
                <text:p>710.848728</text:p>
              </table:table-cell>
              <table:table-cell office:value-type="float" office:value="NaN">
                <text:p>NaN</text:p>
              </table:table-cell>
              <table:table-cell office:value-type="float" office:value="-0.150261">
                <text:p>-0.1502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19.277359">
                <text:p>719.277359</text:p>
              </table:table-cell>
              <table:table-cell office:value-type="float" office:value="NaN">
                <text:p>NaN</text:p>
              </table:table-cell>
              <table:table-cell office:value-type="float" office:value="-0.147102">
                <text:p>-0.1471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28.474221">
                <text:p>728.474221</text:p>
              </table:table-cell>
              <table:table-cell office:value-type="float" office:value="NaN">
                <text:p>NaN</text:p>
              </table:table-cell>
              <table:table-cell office:value-type="float" office:value="-0.139063">
                <text:p>-0.1390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38.335554">
                <text:p>738.335554</text:p>
              </table:table-cell>
              <table:table-cell office:value-type="float" office:value="NaN">
                <text:p>NaN</text:p>
              </table:table-cell>
              <table:table-cell office:value-type="float" office:value="-0.126042">
                <text:p>-0.1260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46.414233">
                <text:p>746.414233</text:p>
              </table:table-cell>
              <table:table-cell office:value-type="float" office:value="NaN">
                <text:p>NaN</text:p>
              </table:table-cell>
              <table:table-cell office:value-type="float" office:value="-0.106942">
                <text:p>-0.1069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55.221575">
                <text:p>755.221575</text:p>
              </table:table-cell>
              <table:table-cell office:value-type="float" office:value="NaN">
                <text:p>NaN</text:p>
              </table:table-cell>
              <table:table-cell office:value-type="float" office:value="-0.082174">
                <text:p>-0.0821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65.324842">
                <text:p>765.324842</text:p>
              </table:table-cell>
              <table:table-cell office:value-type="float" office:value="NaN">
                <text:p>NaN</text:p>
              </table:table-cell>
              <table:table-cell office:value-type="float" office:value="-0.051565">
                <text:p>-0.0515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74.276">
                <text:p>774.276</text:p>
              </table:table-cell>
              <table:table-cell office:value-type="float" office:value="NaN">
                <text:p>NaN</text:p>
              </table:table-cell>
              <table:table-cell office:value-type="float" office:value="-0.02146">
                <text:p>-0.021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82.156704">
                <text:p>782.156704</text:p>
              </table:table-cell>
              <table:table-cell office:value-type="float" office:value="NaN">
                <text:p>NaN</text:p>
              </table:table-cell>
              <table:table-cell office:value-type="float" office:value="-0.004962">
                <text:p>-0.0049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91.13165">
                <text:p>791.13165</text:p>
              </table:table-cell>
              <table:table-cell office:value-type="float" office:value="NaN">
                <text:p>NaN</text:p>
              </table:table-cell>
              <table:table-cell office:value-type="float" office:value="-0.000131">
                <text:p>-0.0001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99.703613">
                <text:p>799.703613</text:p>
              </table:table-cell>
              <table:table-cell office:value-type="float" office:value="NaN">
                <text:p>NaN</text:p>
              </table:table-cell>
              <table:table-cell office:value-type="float" office:value="-0.003532">
                <text:p>-0.0035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09.304372">
                <text:p>809.304372</text:p>
              </table:table-cell>
              <table:table-cell office:value-type="float" office:value="NaN">
                <text:p>NaN</text:p>
              </table:table-cell>
              <table:table-cell office:value-type="float" office:value="-0.018788">
                <text:p>-0.0187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18.063633">
                <text:p>818.063633</text:p>
              </table:table-cell>
              <table:table-cell office:value-type="float" office:value="NaN">
                <text:p>NaN</text:p>
              </table:table-cell>
              <table:table-cell office:value-type="float" office:value="-0.049763">
                <text:p>-0.0497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26.114911">
                <text:p>826.114911</text:p>
              </table:table-cell>
              <table:table-cell office:value-type="float" office:value="NaN">
                <text:p>NaN</text:p>
              </table:table-cell>
              <table:table-cell office:value-type="float" office:value="-0.083136">
                <text:p>-0.0831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34.952866">
                <text:p>834.952866</text:p>
              </table:table-cell>
              <table:table-cell office:value-type="float" office:value="NaN">
                <text:p>NaN</text:p>
              </table:table-cell>
              <table:table-cell office:value-type="float" office:value="-0.110876">
                <text:p>-0.1108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43.904607">
                <text:p>843.904607</text:p>
              </table:table-cell>
              <table:table-cell office:value-type="float" office:value="NaN">
                <text:p>NaN</text:p>
              </table:table-cell>
              <table:table-cell office:value-type="float" office:value="-0.131215">
                <text:p>-0.1312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52.877408">
                <text:p>852.877408</text:p>
              </table:table-cell>
              <table:table-cell office:value-type="float" office:value="NaN">
                <text:p>NaN</text:p>
              </table:table-cell>
              <table:table-cell office:value-type="float" office:value="-0.143544">
                <text:p>-0.1435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62.207882">
                <text:p>862.207882</text:p>
              </table:table-cell>
              <table:table-cell office:value-type="float" office:value="NaN">
                <text:p>NaN</text:p>
              </table:table-cell>
              <table:table-cell office:value-type="float" office:value="-0.149565">
                <text:p>-0.1495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69.759984">
                <text:p>869.759984</text:p>
              </table:table-cell>
              <table:table-cell office:value-type="float" office:value="NaN">
                <text:p>NaN</text:p>
              </table:table-cell>
              <table:table-cell office:value-type="float" office:value="-0.149847">
                <text:p>-0.1498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78.677255">
                <text:p>878.677255</text:p>
              </table:table-cell>
              <table:table-cell office:value-type="float" office:value="NaN">
                <text:p>NaN</text:p>
              </table:table-cell>
              <table:table-cell office:value-type="float" office:value="-0.145476">
                <text:p>-0.1454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